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60"/>
    <style:style style:name="ce3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9587in" svg:y="2.261in">
            <draw:object draw:notify-on-update-of-ranges="Sheet1.D3:Sheet1.D10 Sheet1.E2:Sheet1.E2 Sheet1.E3:Sheet1.E10 Sheet1.D3:Sheet1.D10 Sheet1.F2:Sheet1.F2 Sheet1.F3:Sheet1.F10 Sheet1.D3:Sheet1.D10 Sheet1.G2:Sheet1.G2 Sheet1.G3:Sheet1.G10 Sheet1.D3:Sheet1.D10 Sheet1.H2:Sheet1.H2 Sheet1.H3:Sheet1.H10 Sheet1.D3:Sheet1.D10 Sheet1.I2:Sheet1.I2 Sheet1.I3:Sheet1.I10 Sheet1.D3:Sheet1.D10 Sheet1.J2:Sheet1.J2 Sheet1.J3:Sheet1.J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refine</text:p>
          </table:table-cell>
          <table:table-cell office:value-type="string">
            <text:p>1/h</text:p>
          </table:table-cell>
          <table:table-cell table:style-name="ce1" office:value-type="string">
            <text:p>u_l1</text:p>
          </table:table-cell>
          <table:table-cell table:style-name="ce1" office:value-type="string">
            <text:p>p_l1</text:p>
          </table:table-cell>
          <table:table-cell table:style-name="ce1" office:value-type="string">
            <text:p>u_l2</text:p>
          </table:table-cell>
          <table:table-cell table:style-name="ce1" office:value-type="string">
            <text:p>p_l2</text:p>
          </table:table-cell>
          <table:table-cell table:style-name="ce1" office:value-type="string">
            <text:p>Order ½</text:p>
          </table:table-cell>
          <table:table-cell table:style-name="ce1" office:value-type="string">
            <text:p>Order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POWER(2;[.C3])" office:value-type="float" office:value="2">
            <text:p>2</text:p>
          </table:table-cell>
          <table:table-cell office:value-type="float" office:value="0.5262874">
            <text:p>0.5262874</text:p>
          </table:table-cell>
          <table:table-cell office:value-type="float" office:value="5.563323">
            <text:p>5.563323</text:p>
          </table:table-cell>
          <table:table-cell office:value-type="float" office:value="0.2671057">
            <text:p>0.2671057</text:p>
          </table:table-cell>
          <table:table-cell office:value-type="float" office:value="3.821333">
            <text:p>3.821333</text:p>
          </table:table-cell>
          <table:table-cell table:formula="of:=5*POWER([.$D3];-1/2)" office:value-type="float" office:value="3.53553390593274">
            <text:p>3.5355339059</text:p>
          </table:table-cell>
          <table:table-cell table:formula="of:=2*POWER([.$D3];-1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POWER(2;[.C4])" office:value-type="float" office:value="4">
            <text:p>4</text:p>
          </table:table-cell>
          <table:table-cell office:value-type="float" office:value="0.0414586">
            <text:p>0.0414586</text:p>
          </table:table-cell>
          <table:table-cell office:value-type="float" office:value="0.5044068">
            <text:p>0.5044068</text:p>
          </table:table-cell>
          <table:table-cell office:value-type="float" office:value="0.02432442">
            <text:p>0.02432442</text:p>
          </table:table-cell>
          <table:table-cell office:value-type="float" office:value="0.3912139">
            <text:p>0.3912139</text:p>
          </table:table-cell>
          <table:table-cell table:formula="of:=5*POWER([.$D4];-1/2)" office:value-type="float" office:value="2.5">
            <text:p>2.5</text:p>
          </table:table-cell>
          <table:table-cell table:formula="of:=2*POWER([.$D4];-1)" office:value-type="float" office:value="0.5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POWER(2;[.C5])" office:value-type="float" office:value="8">
            <text:p>8</text:p>
          </table:table-cell>
          <table:table-cell office:value-type="float" office:value="0.1728441">
            <text:p>0.1728441</text:p>
          </table:table-cell>
          <table:table-cell office:value-type="float" office:value="1.486559">
            <text:p>1.486559</text:p>
          </table:table-cell>
          <table:table-cell office:value-type="float" office:value="0.08838171">
            <text:p>0.08838171</text:p>
          </table:table-cell>
          <table:table-cell office:value-type="float" office:value="1.109955">
            <text:p>1.109955</text:p>
          </table:table-cell>
          <table:table-cell table:formula="of:=5*POWER([.$D5];-1/2)" office:value-type="float" office:value="1.76776695296637">
            <text:p>1.767766953</text:p>
          </table:table-cell>
          <table:table-cell table:formula="of:=2*POWER([.$D5];-1)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POWER(2;[.C6])" office:value-type="float" office:value="16">
            <text:p>16</text:p>
          </table:table-cell>
          <table:table-cell office:value-type="float" office:value="0.1101014">
            <text:p>0.1101014</text:p>
          </table:table-cell>
          <table:table-cell office:value-type="float" office:value="1.242409">
            <text:p>1.242409</text:p>
          </table:table-cell>
          <table:table-cell office:value-type="float" office:value="0.05763692">
            <text:p>0.05763692</text:p>
          </table:table-cell>
          <table:table-cell office:value-type="float" office:value="1.475856">
            <text:p>1.475856</text:p>
          </table:table-cell>
          <table:table-cell table:formula="of:=5*POWER([.$D6];-1/2)" office:value-type="float" office:value="1.25">
            <text:p>1.25</text:p>
          </table:table-cell>
          <table:table-cell table:formula="of:=2*POWER([.$D6];-1)" office:value-type="float" office:value="0.125">
            <text:p>0.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POWER(2;[.C7])" office:value-type="float" office:value="32">
            <text:p>32</text:p>
          </table:table-cell>
          <table:table-cell office:value-type="float" office:value="0.03383395">
            <text:p>0.03383395</text:p>
          </table:table-cell>
          <table:table-cell office:value-type="float" office:value="0.5736762">
            <text:p>0.5736762</text:p>
          </table:table-cell>
          <table:table-cell office:value-type="float" office:value="0.01825714">
            <text:p>0.01825714</text:p>
          </table:table-cell>
          <table:table-cell office:value-type="float" office:value="1.146837">
            <text:p>1.146837</text:p>
          </table:table-cell>
          <table:table-cell table:formula="of:=5*POWER([.$D7];-1/2)" office:value-type="float" office:value="0.883883476483184">
            <text:p>0.8838834765</text:p>
          </table:table-cell>
          <table:table-cell table:formula="of:=2*POWER([.$D7];-1)" office:value-type="float" office:value="0.0625">
            <text:p>0.0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POWER(2;[.C8])" office:value-type="float" office:value="64">
            <text:p>64</text:p>
          </table:table-cell>
          <table:table-cell office:value-type="float" office:value="0.0212667">
            <text:p>0.0212667</text:p>
          </table:table-cell>
          <table:table-cell office:value-type="float" office:value="0.4166364">
            <text:p>0.4166364</text:p>
          </table:table-cell>
          <table:table-cell office:value-type="float" office:value="0.01154577">
            <text:p>0.01154577</text:p>
          </table:table-cell>
          <table:table-cell office:value-type="float" office:value="1.041595">
            <text:p>1.041595</text:p>
          </table:table-cell>
          <table:table-cell table:formula="of:=5*POWER([.$D8];-1/2)" office:value-type="float" office:value="0.625">
            <text:p>0.625</text:p>
          </table:table-cell>
          <table:table-cell table:formula="of:=2*POWER([.$D8];-1)" office:value-type="float" office:value="0.03125">
            <text:p>0.031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POWER(2;[.C9])" office:value-type="float" office:value="128">
            <text:p>128</text:p>
          </table:table-cell>
          <table:table-cell office:value-type="float" office:value="0.01112454">
            <text:p>0.01112454</text:p>
          </table:table-cell>
          <table:table-cell office:value-type="float" office:value="0.180478">
            <text:p>0.180478</text:p>
          </table:table-cell>
          <table:table-cell office:value-type="float" office:value="0.006056881">
            <text:p>0.006056881</text:p>
          </table:table-cell>
          <table:table-cell office:value-type="float" office:value="0.526599">
            <text:p>0.526599</text:p>
          </table:table-cell>
          <table:table-cell table:formula="of:=5*POWER([.$D9];-1/2)" office:value-type="float" office:value="0.441941738241592">
            <text:p>0.4419417382</text:p>
          </table:table-cell>
          <table:table-cell table:formula="of:=2*POWER([.$D9];-1)" office:value-type="float" office:value="0.015625">
            <text:p>0.01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POWER(2;[.C10])" office:value-type="float" office:value="256">
            <text:p>256</text:p>
          </table:table-cell>
          <table:table-cell office:value-type="float" office:value="0.005261584">
            <text:p>0.005261584</text:p>
          </table:table-cell>
          <table:table-cell office:value-type="float" office:value="0.09807874">
            <text:p>0.09807874</text:p>
          </table:table-cell>
          <table:table-cell office:value-type="float" office:value="0.00287419">
            <text:p>0.00287419</text:p>
          </table:table-cell>
          <table:table-cell office:value-type="float" office:value="0.4148383">
            <text:p>0.4148383</text:p>
          </table:table-cell>
          <table:table-cell table:formula="of:=5*POWER([.$D10];-1/2)" office:value-type="float" office:value="0.3125">
            <text:p>0.3125</text:p>
          </table:table-cell>
          <table:table-cell table:formula="of:=2*POWER([.$D10];-1)" office:value-type="float" office:value="0.0078125">
            <text:p>0.00781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4"/>
          <table:table-cell table:style-name="ce3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6"/>
          <table:table-cell table:style-name="ce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2"/>
          <table:table-cell table:style-name="ce3"/>
        </table:table-row>
        <table:table-row table:style-name="ro1" table:number-rows-repeated="3">
          <table:table-cell table:number-columns-repeated="4"/>
          <table:table-cell table:style-name="ce1" table:number-columns-repeated="2"/>
          <table:table-cell table:number-columns-repeated="6"/>
          <table:table-cell table:style-name="ce3"/>
        </table:table-row>
        <table:table-row table:style-name="ro1" table:number-rows-repeated="4">
          <table:table-cell table:number-columns-repeated="4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style-name="ce2" table:number-columns-repeated="3"/>
          <table:table-cell table:number-columns-repeated="5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6" number:min-integer-digits="1" number:min-exponent-digits="3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7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6:06:50</meta:creation-date>
    <meta:editing-duration>PT2H21M7S</meta:editing-duration>
    <meta:editing-cycles>7</meta:editing-cycles>
    <meta:generator>LibreOffice/3.4$Unix LibreOffice_project/340m1$Build-1505</meta:generator>
    <dc:date>2012-04-18T17:50:53</dc:date>
    <meta:document-statistic meta:table-count="3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2cm" svg:y="2.956cm" style:legend-expansion="high" chart:style-name="ch2"/>
        <chart:plot-area chart:style-name="ch3" table:cell-range-address="Sheet1.D3:Sheet1.J10 Sheet1.E2:Sheet1.J2" chart:data-source-has-labels="row" svg:x="0.77cm" svg:y="0.855cm" svg:width="11.202cm" svg:height="7.545cm">
          <chartooo:coordinate-region svg:x="1.868cm" svg:y="1.054cm" svg:width="9.73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0" chart:label-cell-address="Sheet1.E2:Sheet1.E2" chart:class="chart:scatter">
            <chart:domain table:cell-range-address="Sheet1.D3:Sheet1.D10"/>
            <chart:data-point chart:repeated="8"/>
          </chart:series>
          <chart:series chart:style-name="ch7" chart:values-cell-range-address="Sheet1.F3:Sheet1.F10" chart:label-cell-address="Sheet1.F2:Sheet1.F2" chart:class="chart:scatter">
            <chart:data-point chart:repeated="8"/>
          </chart:series>
          <chart:series chart:style-name="ch8" chart:values-cell-range-address="Sheet1.G3:Sheet1.G10" chart:label-cell-address="Sheet1.G2:Sheet1.G2" chart:class="chart:scatter">
            <chart:data-point chart:repeated="8"/>
          </chart:series>
          <chart:series chart:style-name="ch9" chart:values-cell-range-address="Sheet1.H3:Sheet1.H10" chart:label-cell-address="Sheet1.H2:Sheet1.H2" chart:class="chart:scatter">
            <chart:data-point chart:repeated="8"/>
          </chart:series>
          <chart:series chart:style-name="ch10" chart:values-cell-range-address="Sheet1.I3:Sheet1.I10" chart:label-cell-address="Sheet1.I2:Sheet1.I2" chart:class="chart:scatter">
            <chart:data-point chart:repeated="8"/>
          </chart:series>
          <chart:series chart:style-name="ch11" chart:values-cell-range-address="Sheet1.J3:Sheet1.J10" chart:label-cell-address="Sheet1.J2:Sheet1.J2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_l1</text:p>
                <draw:g>
                  <svg:desc>Sheet1.E2:Sheet1.E2</svg:desc>
                </draw:g>
              </table:table-cell>
              <table:table-cell office:value-type="string">
                <text:p>p_l1</text:p>
                <draw:g>
                  <svg:desc>Sheet1.F2:Sheet1.F2</svg:desc>
                </draw:g>
              </table:table-cell>
              <table:table-cell office:value-type="string">
                <text:p>u_l2</text:p>
                <draw:g>
                  <svg:desc>Sheet1.G2:Sheet1.G2</svg:desc>
                </draw:g>
              </table:table-cell>
              <table:table-cell office:value-type="string">
                <text:p>p_l2</text:p>
                <draw:g>
                  <svg:desc>Sheet1.H2:Sheet1.H2</svg:desc>
                </draw:g>
              </table:table-cell>
              <table:table-cell office:value-type="string">
                <text:p>Order ½</text:p>
                <draw:g>
                  <svg:desc>Sheet1.I2:Sheet1.I2</svg:desc>
                </draw:g>
              </table:table-cell>
              <table:table-cell office:value-type="string">
                <text:p>Order 1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3:Sheet1.D10</svg:desc>
                </draw:g>
              </table:table-cell>
              <table:table-cell office:value-type="float" office:value="0.5262874">
                <text:p>0.5262874</text:p>
                <draw:g>
                  <svg:desc>Sheet1.E3:Sheet1.E10</svg:desc>
                </draw:g>
              </table:table-cell>
              <table:table-cell office:value-type="float" office:value="5.563323">
                <text:p>5.563323</text:p>
                <draw:g>
                  <svg:desc>Sheet1.F3:Sheet1.F10</svg:desc>
                </draw:g>
              </table:table-cell>
              <table:table-cell office:value-type="float" office:value="0.2671057">
                <text:p>0.2671057</text:p>
                <draw:g>
                  <svg:desc>Sheet1.G3:Sheet1.G10</svg:desc>
                </draw:g>
              </table:table-cell>
              <table:table-cell office:value-type="float" office:value="3.821333">
                <text:p>3.821333</text:p>
                <draw:g>
                  <svg:desc>Sheet1.H3:Sheet1.H10</svg:desc>
                </draw:g>
              </table:table-cell>
              <table:table-cell office:value-type="float" office:value="3.53553390593274">
                <text:p>3.53553390593274</text:p>
                <draw:g>
                  <svg:desc>Sheet1.I3:Sheet1.I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414586">
                <text:p>0.0414586</text:p>
              </table:table-cell>
              <table:table-cell office:value-type="float" office:value="0.5044068">
                <text:p>0.5044068</text:p>
              </table:table-cell>
              <table:table-cell office:value-type="float" office:value="0.02432442">
                <text:p>0.02432442</text:p>
              </table:table-cell>
              <table:table-cell office:value-type="float" office:value="0.3912139">
                <text:p>0.3912139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1728441">
                <text:p>0.1728441</text:p>
              </table:table-cell>
              <table:table-cell office:value-type="float" office:value="1.486559">
                <text:p>1.486559</text:p>
              </table:table-cell>
              <table:table-cell office:value-type="float" office:value="0.08838171">
                <text:p>0.08838171</text:p>
              </table:table-cell>
              <table:table-cell office:value-type="float" office:value="1.109955">
                <text:p>1.109955</text:p>
              </table:table-cell>
              <table:table-cell office:value-type="float" office:value="1.76776695296637">
                <text:p>1.767766952966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1101014">
                <text:p>0.1101014</text:p>
              </table:table-cell>
              <table:table-cell office:value-type="float" office:value="1.242409">
                <text:p>1.242409</text:p>
              </table:table-cell>
              <table:table-cell office:value-type="float" office:value="0.05763692">
                <text:p>0.05763692</text:p>
              </table:table-cell>
              <table:table-cell office:value-type="float" office:value="1.475856">
                <text:p>1.475856</text:p>
              </table:table-cell>
              <table:table-cell office:value-type="float" office:value="1.25">
                <text:p>1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3383395">
                <text:p>0.03383395</text:p>
              </table:table-cell>
              <table:table-cell office:value-type="float" office:value="0.5736762">
                <text:p>0.5736762</text:p>
              </table:table-cell>
              <table:table-cell office:value-type="float" office:value="0.01825714">
                <text:p>0.01825714</text:p>
              </table:table-cell>
              <table:table-cell office:value-type="float" office:value="1.146837">
                <text:p>1.146837</text:p>
              </table:table-cell>
              <table:table-cell office:value-type="float" office:value="0.883883476483184">
                <text:p>0.88388347648318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212667">
                <text:p>0.0212667</text:p>
              </table:table-cell>
              <table:table-cell office:value-type="float" office:value="0.4166364">
                <text:p>0.4166364</text:p>
              </table:table-cell>
              <table:table-cell office:value-type="float" office:value="0.01154577">
                <text:p>0.01154577</text:p>
              </table:table-cell>
              <table:table-cell office:value-type="float" office:value="1.041595">
                <text:p>1.041595</text:p>
              </table:table-cell>
              <table:table-cell office:value-type="float" office:value="0.625">
                <text:p>0.6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1112454">
                <text:p>0.01112454</text:p>
              </table:table-cell>
              <table:table-cell office:value-type="float" office:value="0.180478">
                <text:p>0.180478</text:p>
              </table:table-cell>
              <table:table-cell office:value-type="float" office:value="0.006056881">
                <text:p>0.006056881</text:p>
              </table:table-cell>
              <table:table-cell office:value-type="float" office:value="0.526599">
                <text:p>0.526599</text:p>
              </table:table-cell>
              <table:table-cell office:value-type="float" office:value="0.441941738241592">
                <text:p>0.4419417382415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5261584">
                <text:p>0.005261584</text:p>
              </table:table-cell>
              <table:table-cell office:value-type="float" office:value="0.09807874">
                <text:p>0.09807874</text:p>
              </table:table-cell>
              <table:table-cell office:value-type="float" office:value="0.00287419">
                <text:p>0.00287419</text:p>
              </table:table-cell>
              <table:table-cell office:value-type="float" office:value="0.4148383">
                <text:p>0.4148383</text:p>
              </table:table-cell>
              <table:table-cell office:value-type="float" office:value="0.3125">
                <text:p>0.3125</text:p>
              </table:table-cell>
              <table:table-cell office:value-type="float" office:value="0.0078125">
                <text:p>0.007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